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600000248247F9C0565A624AC.png" manifest:media-type="image/png"/>
  <manifest:file-entry manifest:full-path="Pictures/10000001000001E600000096DB0657D40667911E.png" manifest:media-type="image/png"/>
  <manifest:file-entry manifest:full-path="Pictures/10000001000001E6000000A64F8481F063E08500.png" manifest:media-type="image/png"/>
  <manifest:file-entry manifest:full-path="Pictures/10000001000001E6000002673305E4DB3DB22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2.071cm" svg:y="0.127cm" svg:width="12.859cm" svg:height="16.272cm" draw:z-index="0"><draw:image xlink:href="Pictures/10000001000001E6000002673305E4DB3DB223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071cm" svg:y="0.192cm" svg:width="12.859cm" svg:height="3.969cm" draw:z-index="1"><draw:image xlink:href="Pictures/10000001000001E600000096DB0657D4066791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1" draw:name="Image3" text:anchor-type="char" svg:width="12.859cm" svg:height="4.392cm" draw:z-index="2"><draw:image xlink:href="Pictures/10000001000001E6000000A64F8481F063E08500.png" xlink:type="simple" xlink:show="embed" xlink:actuate="onLoad" draw:mime-type="image/png"/></draw:frame></text:p>
      <text:p text:style-name="P1"><draw:frame draw:style-name="fr1" draw:name="Image4" text:anchor-type="char" svg:width="12.859cm" svg:height="15.452cm" draw:z-index="3"><draw:image xlink:href="Pictures/10000001000001E600000248247F9C0565A624AC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23:06.676377032</meta:creation-date>
    <dc:date>2024-08-12T14:25:59.720281205</dc:date>
    <meta:editing-duration>PT2M54S</meta:editing-duration>
    <meta:editing-cycles>1</meta:editing-cycles>
    <meta:document-statistic meta:table-count="0" meta:image-count="4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